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78cm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397cm" fo:min-width="0.19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914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986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cm" svg:height="1cm" svg:x="5.5cm" svg:y="2.6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cm" svg:height="1.1cm" svg:x="4.1cm" svg:y="4.2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985cm" svg:height="0.913cm" svg:x="3.1cm" svg:y="5.9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cm" svg:height="1cm" svg:x="7.7cm" svg:y="4.3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1cm" svg:height="1cm" svg:x="8.9cm" svg:y="6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cm" svg:height="1cm" svg:x="8.169cm" svg:y="7.7cm">
          <text:p text:style-name="P1">8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1cm" svg:height="1cm" svg:x="6.4cm" svg:y="6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1cm" svg:height="1cm" svg:x="7cm" svg:y="7.7cm">
          <text:p text:style-name="P1">6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1cm" svg:height="1cm" svg:x="5.6cm" svg:y="7.7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cm" svg:height="1cm" svg:x="4.7cm" svg:y="5.9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1cm" svg:height="1cm" svg:x="3.7cm" svg:y="7.6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1cm" svg:height="1cm" svg:x="1.879cm" svg:y="7.6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1cm" svg:height="1cm" svg:x="1.2cm" svg:y="9.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661cm" svg:y1="3.454cm" svg:x2="5.039cm" svg:y2="4.361cm" draw:start-shape="id1" draw:start-glue-point="7" draw:end-shape="id2" draw:end-glue-point="11" svg:d="M5661 3454l-622 907" svg:viewBox="0 0 623 908">
          <text:p/>
        </draw:connector>
        <draw:connector draw:style-name="gr4" draw:text-style-name="P2" draw:layer="layout" draw:type="line" svg:x1="8.639cm" svg:y1="5.154cm" svg:x2="9.45cm" svg:y2="6cm" draw:start-shape="id3" draw:start-glue-point="9" draw:end-shape="id4" draw:end-glue-point="4" svg:d="M8639 5154l811 846" svg:viewBox="0 0 812 847">
          <text:p/>
        </draw:connector>
        <draw:connector draw:style-name="gr4" draw:text-style-name="P2" draw:layer="layout" draw:type="line" svg:x1="9.45cm" svg:y1="7cm" svg:x2="9.45cm" svg:y2="7cm" draw:start-shape="id4" draw:start-glue-point="8" draw:end-shape="id4" draw:end-glue-point="8" svg:d="M9450 7000z" svg:viewBox="0 0 1 1">
          <text:p/>
        </draw:connector>
        <draw:connector draw:style-name="gr4" draw:text-style-name="P2" draw:layer="layout" draw:type="line" svg:x1="9.061cm" svg:y1="6.854cm" svg:x2="8.719cm" svg:y2="7.7cm" draw:start-shape="id4" draw:start-glue-point="7" draw:end-shape="id5" draw:end-glue-point="4" svg:d="M9061 6854l-342 846" svg:viewBox="0 0 343 847">
          <text:p/>
        </draw:connector>
        <draw:connector draw:style-name="gr4" draw:text-style-name="P2" draw:layer="layout" draw:type="line" svg:x1="7.861cm" svg:y1="5.154cm" svg:x2="7.339cm" svg:y2="6.146cm" draw:start-shape="id3" draw:start-glue-point="7" draw:end-shape="id6" draw:end-glue-point="11" svg:d="M7861 5154l-522 992" svg:viewBox="0 0 523 993">
          <text:p/>
        </draw:connector>
        <draw:connector draw:style-name="gr4" draw:text-style-name="P2" xml:id="id13" draw:id="id13" draw:layer="layout" draw:type="line" svg:x1="7.339cm" svg:y1="6.854cm" svg:x2="7.339cm" svg:y2="6.854cm" draw:start-shape="id6" draw:start-glue-point="9" draw:end-shape="id6" draw:end-glue-point="9" svg:d="M7339 6854z" svg:viewBox="0 0 1 1">
          <text:p/>
        </draw:connector>
        <draw:connector draw:style-name="gr4" draw:text-style-name="P2" draw:layer="layout" draw:type="line" svg:x1="6.561cm" svg:y1="6.854cm" svg:x2="6.15cm" svg:y2="7.7cm" draw:start-shape="id6" draw:start-glue-point="7" draw:end-shape="id7" draw:end-glue-point="4" svg:d="M6561 6854l-411 846" svg:viewBox="0 0 412 847">
          <text:p/>
        </draw:connector>
        <draw:connector draw:style-name="gr4" draw:text-style-name="P2" draw:layer="layout" draw:type="line" svg:x1="5.039cm" svg:y1="5.139cm" svg:x2="5.25cm" svg:y2="5.9cm" draw:start-shape="id2" draw:start-glue-point="9" draw:end-shape="id8" draw:end-glue-point="4" svg:d="M5039 5139l211 761" svg:viewBox="0 0 212 762">
          <text:p/>
        </draw:connector>
        <draw:connector draw:style-name="gr4" draw:text-style-name="P2" draw:layer="layout" draw:type="line" svg:x1="4.261cm" svg:y1="5.139cm" svg:x2="3.593cm" svg:y2="5.9cm" draw:start-shape="id2" draw:start-glue-point="7" draw:end-shape="id9" draw:end-glue-point="4" svg:d="M4261 5139l-668 761" svg:viewBox="0 0 669 762">
          <text:p/>
        </draw:connector>
        <draw:connector draw:style-name="gr4" draw:text-style-name="P2" draw:layer="layout" draw:type="line" svg:x1="3.941cm" svg:y1="6.68cm" svg:x2="4.25cm" svg:y2="7.6cm" draw:start-shape="id9" draw:start-glue-point="9" draw:end-shape="id10" draw:end-glue-point="4" svg:d="M3941 6680l309 920" svg:viewBox="0 0 310 921">
          <text:p/>
        </draw:connector>
        <draw:connector draw:style-name="gr4" draw:text-style-name="P2" draw:layer="layout" draw:type="line" svg:x1="3.244cm" svg:y1="6.68cm" svg:x2="2.429cm" svg:y2="7.62cm" draw:start-shape="id9" draw:start-glue-point="7" draw:end-shape="id11" draw:end-glue-point="4" svg:d="M3244 6680l-815 940" svg:viewBox="0 0 816 941">
          <text:p/>
        </draw:connector>
        <draw:connector draw:style-name="gr4" draw:text-style-name="P2" draw:layer="layout" draw:type="line" svg:x1="2.04cm" svg:y1="8.474cm" svg:x2="1.75cm" svg:y2="9.3cm" draw:start-shape="id11" draw:start-glue-point="7" draw:end-shape="id12" draw:end-glue-point="4" svg:d="M2040 8474l-290 826" svg:viewBox="0 0 291 827">
          <text:p/>
        </draw:connector>
        <draw:connector draw:style-name="gr4" draw:text-style-name="P2" draw:layer="layout" draw:type="line" svg:x1="7.339cm" svg:y1="6.854cm" svg:x2="7.55cm" svg:y2="7.7cm" draw:start-shape="id13" draw:start-glue-point="0" draw:end-shape="id14" draw:end-glue-point="4" svg:d="M7339 6854l211 846" svg:viewBox="0 0 212 847">
          <text:p/>
        </draw:connector>
        <draw:custom-shape draw:style-name="gr1" draw:text-style-name="P1" xml:id="id15" draw:id="id15" draw:layer="layout" svg:width="1.1cm" svg:height="1cm" svg:x="15.8cm" svg:y="2.8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.1cm" svg:height="1.1cm" svg:x="14.4cm" svg:y="4.4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1cm" svg:height="1cm" svg:x="17.8cm" svg:y="4.4cm">
          <text:p text:style-name="P1">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985cm" svg:height="0.913cm" svg:x="13.4cm" svg:y="6.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1cm" svg:height="1cm" svg:x="17cm" svg:y="6.1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1cm" svg:height="1cm" svg:x="18.4cm" svg:y="7.6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1cm" svg:height="1cm" svg:x="17.469cm" svg:y="9.5cm">
          <text:p text:style-name="P1">8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1.1cm" svg:height="1cm" svg:x="15.7cm" svg:y="7.8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1cm" svg:height="1cm" svg:x="16.3cm" svg:y="9.5cm">
          <text:p text:style-name="P1">6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1.1cm" svg:height="1cm" svg:x="14.9cm" svg:y="9.5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1.1cm" svg:height="1cm" svg:x="14cm" svg:y="7.8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1cm" svg:height="1cm" svg:x="12.179cm" svg:y="7.8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1cm" svg:height="1cm" svg:x="11.5cm" svg:y="9.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5.961cm" svg:y1="3.654cm" svg:x2="15.339cm" svg:y2="4.561cm" draw:start-shape="id15" draw:start-glue-point="7" draw:end-shape="id16" draw:end-glue-point="11" svg:d="M15961 3654l-622 907" svg:viewBox="0 0 623 908">
          <text:p/>
        </draw:connector>
        <draw:connector draw:style-name="gr4" draw:text-style-name="P2" draw:layer="layout" draw:type="line" svg:x1="16.739cm" svg:y1="3.654cm" svg:x2="17.961cm" svg:y2="4.546cm" draw:start-shape="id15" draw:start-glue-point="9" draw:end-shape="id17" draw:end-glue-point="5" svg:d="M16739 3654l1222 892" svg:viewBox="0 0 1223 893">
          <text:p/>
        </draw:connector>
        <draw:connector draw:style-name="gr4" draw:text-style-name="P2" draw:layer="layout" draw:type="line" svg:x1="17.961cm" svg:y1="5.254cm" svg:x2="17.55cm" svg:y2="6.1cm" draw:start-shape="id17" draw:start-glue-point="7" draw:end-shape="id18" draw:end-glue-point="4" svg:d="M17961 5254l-411 846" svg:viewBox="0 0 412 847">
          <text:p/>
        </draw:connector>
        <draw:connector draw:style-name="gr4" draw:text-style-name="P2" draw:layer="layout" draw:type="line" svg:x1="17.939cm" svg:y1="6.954cm" svg:x2="18.95cm" svg:y2="7.6cm" draw:start-shape="id18" draw:start-glue-point="9" draw:end-shape="id19" draw:end-glue-point="4" svg:d="M17939 6954l1011 646" svg:viewBox="0 0 1012 647">
          <text:p/>
        </draw:connector>
        <draw:connector draw:style-name="gr4" draw:text-style-name="P2" draw:layer="layout" draw:type="line" svg:x1="18.95cm" svg:y1="8.6cm" svg:x2="18.95cm" svg:y2="8.6cm" draw:start-shape="id19" draw:start-glue-point="8" draw:end-shape="id19" draw:end-glue-point="8" svg:d="M18950 8600z" svg:viewBox="0 0 1 1">
          <text:p/>
        </draw:connector>
        <draw:connector draw:style-name="gr4" draw:text-style-name="P2" draw:layer="layout" draw:type="line" svg:x1="18.561cm" svg:y1="8.454cm" svg:x2="18.019cm" svg:y2="9.5cm" draw:start-shape="id19" draw:start-glue-point="7" draw:end-shape="id20" draw:end-glue-point="4" svg:d="M18561 8454l-542 1046" svg:viewBox="0 0 543 1047">
          <text:p/>
        </draw:connector>
        <draw:connector draw:style-name="gr4" draw:text-style-name="P2" draw:layer="layout" draw:type="line" svg:x1="17.161cm" svg:y1="6.954cm" svg:x2="16.639cm" svg:y2="7.946cm" draw:start-shape="id18" draw:start-glue-point="7" draw:end-shape="id21" draw:end-glue-point="11" svg:d="M17161 6954l-522 992" svg:viewBox="0 0 523 993">
          <text:p/>
        </draw:connector>
        <draw:connector draw:style-name="gr4" draw:text-style-name="P2" xml:id="id27" draw:id="id27" draw:layer="layout" draw:type="line" svg:x1="16.639cm" svg:y1="8.654cm" svg:x2="16.639cm" svg:y2="8.654cm" draw:start-shape="id21" draw:start-glue-point="9" draw:end-shape="id21" draw:end-glue-point="9" svg:d="M16639 8654z" svg:viewBox="0 0 1 1">
          <text:p/>
        </draw:connector>
        <draw:connector draw:style-name="gr4" draw:text-style-name="P2" draw:layer="layout" draw:type="line" svg:x1="15.861cm" svg:y1="8.654cm" svg:x2="15.45cm" svg:y2="9.5cm" draw:start-shape="id21" draw:start-glue-point="7" draw:end-shape="id22" draw:end-glue-point="4" svg:d="M15861 8654l-411 846" svg:viewBox="0 0 412 847">
          <text:p/>
        </draw:connector>
        <draw:connector draw:style-name="gr4" draw:text-style-name="P2" draw:layer="layout" draw:type="line" svg:x1="14.561cm" svg:y1="5.339cm" svg:x2="13.893cm" svg:y2="6.1cm" draw:start-shape="id16" draw:start-glue-point="7" draw:end-shape="id23" draw:end-glue-point="4" svg:d="M14561 5339l-668 761" svg:viewBox="0 0 669 762">
          <text:p/>
        </draw:connector>
        <draw:connector draw:style-name="gr4" draw:text-style-name="P2" draw:layer="layout" draw:type="line" svg:x1="14.241cm" svg:y1="6.88cm" svg:x2="14.55cm" svg:y2="7.8cm" draw:start-shape="id23" draw:start-glue-point="9" draw:end-shape="id24" draw:end-glue-point="4" svg:d="M14241 6880l309 920" svg:viewBox="0 0 310 921">
          <text:p/>
        </draw:connector>
        <draw:connector draw:style-name="gr4" draw:text-style-name="P2" draw:layer="layout" draw:type="line" svg:x1="13.544cm" svg:y1="6.88cm" svg:x2="12.729cm" svg:y2="7.82cm" draw:start-shape="id23" draw:start-glue-point="7" draw:end-shape="id25" draw:end-glue-point="4" svg:d="M13544 6880l-815 940" svg:viewBox="0 0 816 941">
          <text:p/>
        </draw:connector>
        <draw:connector draw:style-name="gr4" draw:text-style-name="P2" draw:layer="layout" draw:type="line" svg:x1="12.34cm" svg:y1="8.674cm" svg:x2="12.05cm" svg:y2="9.5cm" draw:start-shape="id25" draw:start-glue-point="7" draw:end-shape="id26" draw:end-glue-point="4" svg:d="M12340 8674l-290 826" svg:viewBox="0 0 291 827">
          <text:p/>
        </draw:connector>
        <draw:connector draw:style-name="gr4" draw:text-style-name="P2" draw:layer="layout" draw:type="line" svg:x1="16.639cm" svg:y1="8.654cm" svg:x2="16.85cm" svg:y2="9.5cm" draw:start-shape="id27" draw:start-glue-point="0" draw:end-shape="id28" draw:end-glue-point="4" svg:d="M16639 8654l211 846" svg:viewBox="0 0 212 847">
          <text:p/>
        </draw:connector>
        <draw:connector draw:style-name="gr4" draw:text-style-name="P2" draw:layer="layout" draw:type="line" svg:x1="6.439cm" svg:y1="3.454cm" svg:x2="7.861cm" svg:y2="4.446cm" draw:start-shape="id1" draw:start-glue-point="9" draw:end-shape="id3" draw:end-glue-point="5" svg:d="M6439 3454l1422 992" svg:viewBox="0 0 1423 993">
          <text:p/>
        </draw:connector>
        <draw:frame draw:style-name="gr5" draw:text-style-name="P3" draw:layer="layout" svg:width="4.5cm" svg:height="1.1cm" svg:x="1.9cm" svg:y="1.4cm">
          <draw:text-box>
            <text:p>5. Delete 99</text:p>
          </draw:text-box>
        </draw:frame>
        <draw:frame draw:style-name="gr6" draw:text-style-name="P3" draw:layer="layout" svg:width="4.1cm" svg:height="1cm" svg:x="12.5cm" svg:y="1.5cm">
          <draw:text-box>
            <text:p>6. Delete 27</text:p>
          </draw:text-box>
        </draw:frame>
        <draw:custom-shape draw:style-name="gr1" draw:text-style-name="P1" xml:id="id55" draw:id="id55" draw:layer="layout" svg:width="1.1cm" svg:height="1cm" svg:x="4.5cm" svg:y="15.933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1.1cm" svg:height="1cm" svg:x="11.7cm" svg:y="17.733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1.1cm" svg:height="1cm" svg:x="6.5cm" svg:y="17.833cm">
          <text:p text:style-name="P1">3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9" draw:id="id29" draw:layer="layout" svg:width="1.1cm" svg:height="1cm" svg:x="1.2cm" svg:y="20.03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1.1cm" svg:height="1cm" svg:x="0.5cm" svg:y="21.967cm">
          <text:p text:style-name="P1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1.1cm" svg:height="1cm" svg:x="1.533cm" svg:y="21.96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1.1cm" svg:height="1cm" svg:x="2.665cm" svg:y="22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1.1cm" svg:height="1cm" svg:x="5.4cm" svg:y="20.033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1.1cm" svg:height="1cm" svg:x="4.8cm" svg:y="21.933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1.1cm" svg:height="1cm" svg:x="7.268cm" svg:y="21.933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1.1cm" svg:height="1cm" svg:x="5.9cm" svg:y="21.933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1.1cm" svg:height="1cm" svg:x="8.535cm" svg:y="21.933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9" draw:id="id39" draw:layer="layout" svg:width="2cm" svg:height="1cm" svg:x="10.6cm" svg:y="19.833cm">
          <text:p text:style-name="P1">65, 7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3" draw:id="id43" draw:layer="layout" svg:width="1.1cm" svg:height="1cm" svg:x="13.7cm" svg:y="19.833cm">
          <text:p text:style-name="P1">8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" draw:id="id48" draw:layer="layout" svg:width="2.1cm" svg:height="1cm" svg:x="18.3cm" svg:y="19.833cm">
          <text:p text:style-name="P1">92, 9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0" draw:id="id40" draw:layer="layout" svg:width="1.1cm" svg:height="1cm" svg:x="9.7cm" svg:y="21.933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1.1cm" svg:height="1cm" svg:x="10.9cm" svg:y="21.933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1.1cm" svg:height="1cm" svg:x="12.1cm" svg:y="21.933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1.1cm" svg:height="1cm" svg:x="13.2cm" svg:y="21.933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1.1cm" svg:height="1cm" svg:x="14.239cm" svg:y="21.934cm">
          <text:p text:style-name="P1">8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1.1cm" svg:height="1cm" svg:x="16.3cm" svg:y="21.833cm">
          <text:p text:style-name="P1">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1.1cm" svg:height="1cm" svg:x="17.5cm" svg:y="21.833cm">
          <text:p text:style-name="P1">9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1.1cm" svg:height="1cm" svg:x="19.6cm" svg:y="21.833cm">
          <text:p text:style-name="P1">9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1.1cm" svg:height="1cm" svg:x="18.6cm" svg:y="21.833cm">
          <text:p text:style-name="P1">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1.1cm" svg:height="1cm" svg:x="15.3cm" svg:y="21.833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.361cm" svg:y1="20.887cm" svg:x2="1.05cm" svg:y2="21.967cm" draw:start-shape="id29" draw:start-glue-point="7" draw:end-shape="id30" draw:end-glue-point="4" svg:d="M1361 20887l-311 1080" svg:viewBox="0 0 312 1081">
          <text:p/>
        </draw:connector>
        <draw:connector draw:style-name="gr4" draw:text-style-name="P4" draw:layer="layout" draw:type="line" svg:x1="2.139cm" svg:y1="20.887cm" svg:x2="2.083cm" svg:y2="21.966cm" draw:start-shape="id29" draw:start-glue-point="9" draw:end-shape="id31" draw:end-glue-point="4" svg:d="M2139 20887l-56 1079" svg:viewBox="0 0 57 1080">
          <text:p/>
        </draw:connector>
        <draw:connector draw:style-name="gr4" draw:text-style-name="P4" draw:layer="layout" draw:type="line" svg:x1="3.293cm" svg:y1="20.787cm" svg:x2="3.215cm" svg:y2="22cm" draw:start-shape="id32" draw:start-glue-point="7" draw:end-shape="id33" draw:end-glue-point="4" svg:d="M3293 20787l-78 1213" svg:viewBox="0 0 79 1214">
          <text:p/>
        </draw:connector>
        <draw:connector draw:style-name="gr4" draw:text-style-name="P4" draw:layer="layout" draw:type="line" svg:x1="5.561cm" svg:y1="20.887cm" svg:x2="5.35cm" svg:y2="21.933cm" draw:start-shape="id34" draw:start-glue-point="7" draw:end-shape="id35" draw:end-glue-point="4" svg:d="M5561 20887l-211 1046" svg:viewBox="0 0 212 1047">
          <text:p/>
        </draw:connector>
        <draw:connector draw:style-name="gr4" draw:text-style-name="P4" draw:layer="layout" draw:type="line" svg:x1="6.339cm" svg:y1="20.887cm" svg:x2="6.45cm" svg:y2="21.933cm" draw:start-shape="id34" draw:start-glue-point="9" draw:end-shape="id36" draw:end-glue-point="4" svg:d="M6339 20887l111 1046" svg:viewBox="0 0 112 1047">
          <text:p/>
        </draw:connector>
        <draw:connector draw:style-name="gr4" draw:text-style-name="P4" draw:layer="layout" draw:type="line" svg:x1="8.739cm" svg:y1="20.787cm" svg:x2="9.085cm" svg:y2="21.933cm" draw:start-shape="id37" draw:start-glue-point="9" draw:end-shape="id38" draw:end-glue-point="4" svg:d="M8739 20787l346 1146" svg:viewBox="0 0 347 1147">
          <text:p/>
        </draw:connector>
        <draw:connector draw:style-name="gr4" draw:text-style-name="P4" draw:layer="layout" draw:type="line" svg:x1="10.893cm" svg:y1="20.687cm" svg:x2="10.25cm" svg:y2="21.933cm" draw:start-shape="id39" draw:start-glue-point="7" draw:end-shape="id40" draw:end-glue-point="4" svg:d="M10893 20687l-643 1246" svg:viewBox="0 0 644 1247">
          <text:p/>
        </draw:connector>
        <draw:connector draw:style-name="gr4" draw:text-style-name="P4" draw:layer="layout" draw:type="line" svg:x1="11.6cm" svg:y1="20.833cm" svg:x2="11.45cm" svg:y2="21.933cm" draw:start-shape="id39" draw:start-glue-point="8" draw:end-shape="id41" draw:end-glue-point="4" svg:d="M11600 20833l-150 1100" svg:viewBox="0 0 151 1101">
          <text:p/>
        </draw:connector>
        <draw:connector draw:style-name="gr4" draw:text-style-name="P4" draw:layer="layout" draw:type="line" svg:x1="12.307cm" svg:y1="20.687cm" svg:x2="12.65cm" svg:y2="21.933cm" draw:start-shape="id39" draw:start-glue-point="9" draw:end-shape="id42" draw:end-glue-point="4" svg:d="M12307 20687l343 1246" svg:viewBox="0 0 344 1247">
          <text:p/>
        </draw:connector>
        <draw:connector draw:style-name="gr4" draw:text-style-name="P4" draw:layer="layout" draw:type="line" svg:x1="13.861cm" svg:y1="20.687cm" svg:x2="13.75cm" svg:y2="21.933cm" draw:start-shape="id43" draw:start-glue-point="7" draw:end-shape="id44" draw:end-glue-point="4" svg:d="M13861 20687l-111 1246" svg:viewBox="0 0 112 1247">
          <text:p/>
        </draw:connector>
        <draw:connector draw:style-name="gr4" draw:text-style-name="P4" draw:layer="layout" draw:type="line" svg:x1="14.639cm" svg:y1="20.687cm" svg:x2="14.789cm" svg:y2="21.934cm" draw:start-shape="id43" draw:start-glue-point="9" draw:end-shape="id45" draw:end-glue-point="4" svg:d="M14639 20687l150 1247" svg:viewBox="0 0 151 1248">
          <text:p/>
        </draw:connector>
        <draw:connector draw:style-name="gr4" draw:text-style-name="P4" draw:layer="layout" draw:type="line" svg:x1="16.839cm" svg:y1="20.687cm" svg:x2="16.85cm" svg:y2="21.833cm" draw:start-shape="id46" draw:start-glue-point="9" draw:end-shape="id47" draw:end-glue-point="4" svg:d="M16839 20687l11 1146" svg:viewBox="0 0 12 1147">
          <text:p/>
        </draw:connector>
        <draw:connector draw:style-name="gr4" draw:text-style-name="P4" draw:layer="layout" draw:type="line" svg:x1="18.607cm" svg:y1="20.687cm" svg:x2="18.05cm" svg:y2="21.833cm" draw:start-shape="id48" draw:start-glue-point="7" draw:end-shape="id49" draw:end-glue-point="4" svg:d="M18607 20687l-557 1146" svg:viewBox="0 0 558 1147">
          <text:p/>
        </draw:connector>
        <draw:connector draw:style-name="gr4" draw:text-style-name="P4" draw:layer="layout" draw:type="line" svg:x1="19.35cm" svg:y1="20.833cm" svg:x2="19.15cm" svg:y2="21.833cm" draw:start-shape="id48" draw:start-glue-point="8" draw:end-shape="id50" draw:end-glue-point="4" svg:d="M19350 20833l-200 1000" svg:viewBox="0 0 201 1001">
          <text:p/>
        </draw:connector>
        <draw:connector draw:style-name="gr4" draw:text-style-name="P4" draw:layer="layout" draw:type="line" svg:x1="20.093cm" svg:y1="20.687cm" svg:x2="20.15cm" svg:y2="21.833cm" draw:start-shape="id48" draw:start-glue-point="9" draw:end-shape="id51" draw:end-glue-point="4" svg:d="M20093 20687l57 1146" svg:viewBox="0 0 58 1147">
          <text:p/>
        </draw:connector>
        <draw:connector draw:style-name="gr4" draw:text-style-name="P4" draw:layer="layout" draw:type="line" svg:x1="11.861cm" svg:y1="18.587cm" svg:x2="11.6cm" svg:y2="19.833cm" draw:start-shape="id52" draw:start-glue-point="7" draw:end-shape="id39" draw:end-glue-point="4" svg:d="M11861 18587l-261 1246" svg:viewBox="0 0 262 1247">
          <text:p/>
        </draw:connector>
        <draw:connector draw:style-name="gr4" draw:text-style-name="P4" draw:layer="layout" draw:type="line" svg:x1="12.639cm" svg:y1="18.587cm" svg:x2="14.25cm" svg:y2="19.833cm" draw:start-shape="id52" draw:start-glue-point="9" draw:end-shape="id43" draw:end-glue-point="4" svg:d="M12639 18587l1611 1246" svg:viewBox="0 0 1612 1247">
          <text:p/>
        </draw:connector>
        <draw:connector draw:style-name="gr4" draw:text-style-name="P4" draw:layer="layout" draw:type="line" svg:x1="18.139cm" svg:y1="18.587cm" svg:x2="19.35cm" svg:y2="19.833cm" draw:start-shape="id53" draw:start-glue-point="9" draw:end-shape="id48" draw:end-glue-point="4" svg:d="M18139 18587l1211 1246" svg:viewBox="0 0 1212 1247">
          <text:p/>
        </draw:connector>
        <draw:connector draw:style-name="gr4" draw:text-style-name="P4" draw:layer="layout" draw:type="line" svg:x1="15.539cm" svg:y1="16.787cm" svg:x2="17.75cm" svg:y2="17.733cm" draw:start-shape="id54" draw:start-glue-point="9" draw:end-shape="id53" draw:end-glue-point="4" svg:d="M15539 16787l2211 946" svg:viewBox="0 0 2212 947">
          <text:p/>
        </draw:connector>
        <draw:connector draw:style-name="gr4" draw:text-style-name="P4" draw:layer="layout" draw:type="line" svg:x1="5.439cm" svg:y1="16.787cm" svg:x2="7.05cm" svg:y2="17.833cm" draw:start-shape="id55" draw:start-glue-point="9" draw:end-shape="id56" draw:end-glue-point="4" svg:d="M5439 16787l1611 1046" svg:viewBox="0 0 1612 1047">
          <text:p/>
        </draw:connector>
        <draw:connector draw:style-name="gr4" draw:text-style-name="P4" draw:layer="layout" draw:type="line" svg:x1="6.661cm" svg:y1="18.687cm" svg:x2="5.95cm" svg:y2="20.033cm" draw:start-shape="id56" draw:start-glue-point="7" draw:end-shape="id34" draw:end-glue-point="4" svg:d="M6661 18687l-711 1346" svg:viewBox="0 0 712 1347">
          <text:p/>
        </draw:connector>
        <draw:connector draw:style-name="gr4" draw:text-style-name="P4" draw:layer="layout" draw:type="line" svg:x1="2.561cm" svg:y1="18.787cm" svg:x2="1.75cm" svg:y2="20.033cm" draw:start-shape="id57" draw:start-glue-point="7" draw:end-shape="id29" draw:end-glue-point="4" svg:d="M2561 18787l-811 1246" svg:viewBox="0 0 812 1247">
          <text:p/>
        </draw:connector>
        <draw:custom-shape draw:style-name="gr1" draw:text-style-name="P1" xml:id="id46" draw:id="id46" draw:layer="layout" svg:width="1.1cm" svg:height="1cm" svg:x="15.9cm" svg:y="19.833cm">
          <text:p text:style-name="P1">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061cm" svg:y1="20.687cm" svg:x2="15.85cm" svg:y2="21.833cm" draw:start-shape="id46" draw:start-glue-point="7" draw:end-shape="id58" draw:end-glue-point="4" svg:d="M16061 20687l-211 1146" svg:viewBox="0 0 212 1147">
          <text:p/>
        </draw:connector>
        <draw:custom-shape draw:style-name="gr1" draw:text-style-name="P1" xml:id="id53" draw:id="id53" draw:layer="layout" svg:width="1.1cm" svg:height="1cm" svg:x="17.2cm" svg:y="17.733cm">
          <text:p text:style-name="P1">9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7.361cm" svg:y1="18.587cm" svg:x2="16.45cm" svg:y2="19.833cm" draw:start-shape="id53" draw:start-glue-point="7" draw:end-shape="id46" draw:end-glue-point="4" svg:d="M17361 18587l-911 1246" svg:viewBox="0 0 912 1247">
          <text:p/>
        </draw:connector>
        <draw:connector draw:style-name="gr4" draw:text-style-name="P4" draw:layer="layout" draw:type="line" svg:x1="14.761cm" svg:y1="16.787cm" svg:x2="12.25cm" svg:y2="17.733cm" draw:start-shape="id54" draw:start-glue-point="7" draw:end-shape="id52" draw:end-glue-point="4" svg:d="M14761 16787l-2511 946" svg:viewBox="0 0 2512 947">
          <text:p/>
        </draw:connector>
        <draw:custom-shape draw:style-name="gr1" draw:text-style-name="P1" xml:id="id37" draw:id="id37" draw:layer="layout" svg:width="1.1cm" svg:height="1cm" svg:x="7.8cm" svg:y="19.933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439cm" svg:y1="18.687cm" svg:x2="8.35cm" svg:y2="19.933cm" draw:start-shape="id56" draw:start-glue-point="9" draw:end-shape="id37" draw:end-glue-point="4" svg:d="M7439 18687l911 1246" svg:viewBox="0 0 912 1247">
          <text:p/>
        </draw:connector>
        <draw:connector draw:style-name="gr4" draw:text-style-name="P4" draw:layer="layout" draw:type="line" svg:x1="7.961cm" svg:y1="20.787cm" svg:x2="7.818cm" svg:y2="21.933cm" draw:start-shape="id37" draw:start-glue-point="7" draw:end-shape="id59" draw:end-glue-point="4" svg:d="M7961 20787l-143 1146" svg:viewBox="0 0 144 1147">
          <text:p/>
        </draw:connector>
        <draw:custom-shape draw:style-name="gr1" draw:text-style-name="P1" xml:id="id60" draw:id="id60" draw:layer="layout" svg:width="1.1cm" svg:height="1cm" svg:x="3.7cm" svg:y="21.93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1.1cm" svg:height="1cm" svg:x="3.132cm" svg:y="19.933cm">
          <text:p text:style-name="P1">2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line" svg:x1="4.071cm" svg:y1="20.787cm" svg:x2="4.25cm" svg:y2="21.933cm" draw:start-shape="id32" draw:start-glue-point="9" draw:end-shape="id60" draw:end-glue-point="4" svg:d="M4071 20787l179 1146" svg:viewBox="0 0 180 1147">
          <text:p/>
        </draw:connector>
        <draw:custom-shape draw:style-name="gr1" draw:text-style-name="P1" xml:id="id57" draw:id="id57" draw:layer="layout" svg:width="1.1cm" svg:height="1cm" svg:x="2.4cm" svg:y="17.933cm">
          <text:p text:style-name="P1">1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line" svg:x1="3.339cm" svg:y1="18.787cm" svg:x2="3.682cm" svg:y2="19.933cm" draw:start-shape="id57" draw:start-glue-point="9" draw:end-shape="id32" draw:end-glue-point="4" svg:d="M3339 18787l343 1146" svg:viewBox="0 0 344 1147">
          <text:p/>
        </draw:connector>
        <draw:custom-shape draw:style-name="gr1" draw:text-style-name="P1" xml:id="id54" draw:id="id54" draw:layer="layout" svg:width="1.1cm" svg:height="1cm" svg:x="14.6cm" svg:y="15.933cm">
          <text:p text:style-name="P1">8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1.1cm" svg:height="1cm" svg:x="9.3cm" svg:y="13.9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661cm" svg:y1="16.787cm" svg:x2="2.95cm" svg:y2="17.933cm" draw:start-shape="id55" draw:start-glue-point="7" draw:end-shape="id57" draw:end-glue-point="4" svg:d="M4661 16787l-1711 1146" svg:viewBox="0 0 1712 1147">
          <text:p/>
        </draw:connector>
        <draw:connector draw:style-name="gr4" draw:text-style-name="P4" draw:layer="layout" draw:type="line" svg:x1="9.461cm" svg:y1="14.754cm" svg:x2="5.05cm" svg:y2="15.933cm" draw:start-shape="id61" draw:start-glue-point="7" draw:end-shape="id55" draw:end-glue-point="4" svg:d="M9461 14754l-4411 1179" svg:viewBox="0 0 4412 1180">
          <text:p/>
        </draw:connector>
        <draw:connector draw:style-name="gr4" draw:text-style-name="P4" draw:layer="layout" draw:type="line" svg:x1="10.239cm" svg:y1="14.754cm" svg:x2="15.15cm" svg:y2="15.933cm" draw:start-shape="id61" draw:start-glue-point="9" draw:end-shape="id54" draw:end-glue-point="4" svg:d="M10239 14754l4911 1179" svg:viewBox="0 0 4912 1180">
          <text:p/>
        </draw:connector>
        <draw:frame draw:style-name="gr9" draw:text-style-name="P5" draw:layer="layout" svg:width="9cm" svg:height="1.4cm" svg:x="6cm" svg:y="12.6cm">
          <draw:text-box>
            <text:p>7. Insert 92, 88, 30, 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0:34:49.454191648</meta:creation-date>
    <dc:date>2019-11-27T12:50:23.352641127</dc:date>
    <meta:editing-duration>PT53M46S</meta:editing-duration>
    <meta:editing-cycles>2</meta:editing-cycles>
    <meta:generator>LibreOffice/6.3.3.2$Linux_X86_64 LibreOffice_project/30$Build-2</meta:generator>
    <meta:document-statistic meta:object-count="122"/>
  </office:meta>
</office:document-meta>
</file>